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75979.5" calcext:value-type="currency">
            <text:p>R$ 75.979,5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FTSFATSFAT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/00/0000</text:date>, <text:time style:data-style-name="N2" text:time-value="10:27:35.0967388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5T11:16:42.652264144</dc:date>
    <meta:editing-duration>PT2H48M3S</meta:editing-duration>
    <meta:editing-cycles>12</meta:editing-cycles>
    <meta:generator>LibreOffice/6.4.6.2$Linux_X86_64 LibreOffice_project/40$Build-2</meta:generator>
    <meta:document-statistic meta:table-count="1" meta:cell-count="145" meta:object-count="0"/>
  </office:meta>
</office:document-meta>
</file>